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margin-left="0.4916in" fo:text-indent="-0.4916in">
        <style:tab-stops/>
      </style:paragraph-properties>
    </style:style>
  </office:automatic-styles>
  <office:body>
    <office:text text:use-soft-page-breaks="true">
      <text:p text:style-name="P1">LE PROJET BRASCAN</text:p>
      <text:p text:style-name="Standard"/>
      <text:p text:style-name="Standard">Introduction</text:p>
      <text:p text:style-name="Standard"/>
      <text:p text:style-name="Standard">Pour créer une prothèse (ou base de prothèse) de bras, main ou pied il est fréquent d’effectuer un moulage. Après<text:s/>(re)création de l’original on peut éventuellement le scanner en 3D afin d’obtenir un modèle<text:s/>imprimable en 3D.</text:p>
      <text:p text:style-name="Standard">Cette méthode est chronophage et pas toujours possible.</text:p>
      <text:p text:style-name="Standard"/>
      <text:p text:style-name="Standard">Le scannage 3D pourrait être une solution mais un scanner 3D capable de fournir une précision correcte a un coût trop important pour l’instant.</text:p>
      <text:p text:style-name="Standard">C’est ainsi que l’idée d’utiliser un<text:s/>Kinect<text:s/>émerge.</text:p>
      <text:p text:style-name="Standard"/>
      <text:p text:style-name="Standard">LE PROJET</text:p>
      <text:p text:style-name="Standard"/>
      <text:p text:style-name="Standard">Le projet prend alors la forme suivante :</text:p>
      <text:p text:style-name="Standard"/>
      <text:p text:style-name="P2">1<text:tab/>Valider la possibilité d’obtenir un scan3D de qualité suffisante, d’un petit objet ou d’un membre.</text:p>
      <text:p text:style-name="Standard">2<text:tab/>Créer/modeler les outils nécessaires de façon qu’ils soient imprimables et partageables.</text:p>
      <text:p text:style-name="Standard"/>
      <text:p text:style-name="Standard">3<text:tab/>Créer un protocole simple, aisément reproductible et partageable.</text:p>
      <text:p text:style-name="Standard"/>
      <text:p text:style-name="Standard">4<text:s/><text:tab/>Partage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oto </meta:initial-creator>
    <dc:creator>user</dc:creator>
    <meta:creation-date>2019-02-13T10:44:00Z</meta:creation-date>
    <dc:date>2019-02-14T10:08:00Z</dc:date>
    <meta:template xlink:href="Normal.dotm" xlink:type="simple"/>
    <meta:editing-cycles>3</meta:editing-cycles>
    <meta:editing-duration>PT1080S</meta:editing-duration>
    <meta:document-statistic meta:page-count="1" meta:paragraph-count="1" meta:word-count="129" meta:character-count="839" meta:row-count="5" meta:non-whitespace-character-count="711"/>
  </office:meta>
</office:document-meta>
</file>